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1aa" officeooo:paragraph-rsid="001211aa"/>
    </style:style>
    <style:style style:name="P2" style:family="paragraph" style:parent-style-name="Standard">
      <style:text-properties officeooo:rsid="0012d811" officeooo:paragraph-rsid="0012d811"/>
    </style:style>
    <style:style style:name="P3" style:family="paragraph" style:parent-style-name="Standard">
      <style:text-properties officeooo:rsid="0013691e" officeooo:paragraph-rsid="00136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du menu → teste en gras sur page active !!! a faire en html</text:p>
      <text:p text:style-name="P1"/>
      <text:p text:style-name="P1">Login → controler si mail ou pass vide → backend plante !!</text:p>
      <text:p text:style-name="P1"/>
      <text:p text:style-name="P1">lien modifier a droite de la photo → voir pour alignement en hauteur.</text:p>
      <text:p text:style-name="P1"/>
      <text:p text:style-name="P2">Dans la JS de gestion de la modal ajouter le code pour gerer les lien en ‘#’ utiliser pour les bouttons modifier sans effet.</text:p>
      <text:p text:style-name="P2"/>
      <text:p text:style-name="P2"/>
      <text:p text:style-name="P3">Apres suppression d’un works le guide dit de ne pas recharger la page pour voir qu’il est bien supprimer. Voir si ce que j’ai fait est ok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0T09:04:49.809608702</dc:date>
    <meta:editing-duration>PT3M50S</meta:editing-duration>
    <meta:editing-cycles>3</meta:editing-cycles>
    <meta:document-statistic meta:table-count="0" meta:image-count="0" meta:object-count="0" meta:page-count="1" meta:paragraph-count="5" meta:word-count="92" meta:character-count="454" meta:non-whitespace-character-count="367"/>
  </office:meta>
</office:document-meta>
</file>